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87mm"/>
    </style:style>
    <style:style style:name="co4" style:family="table-column">
      <style:table-column-properties fo:break-before="auto" style:column-width="59.09mm"/>
    </style:style>
    <style:style style:name="co5" style:family="table-column">
      <style:table-column-properties fo:break-before="auto" style:column-width="63.71mm"/>
    </style:style>
    <style:style style:name="co6" style:family="table-column">
      <style:table-column-properties fo:break-before="auto" style:column-width="6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table table:name="Ta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ame [size] 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Qua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Equipment </text:p>
          </table:table-cell>
          <table:table-cell office:value-type="string" calcext:value-type="string">
            <text:p>Special Rules </text:p>
          </table:table-cell>
          <table:table-cell office:value-type="string" calcext:value-type="string">
            <text:p>Upgrades 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ew cost</text:p>
          </table:table-cell>
          <table:table-cell table:style-name="Default" office:value-type="string" calcext:value-type="string">
            <text:p>cost change</text:p>
          </table:table-cell>
        </table:table-row>
        <table:table-row table:style-name="ro1">
          <table:table-cell office:value-type="string" calcext:value-type="string">
            <text:p>Battlesuit Capta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t Fists (A4, AP(1)) </text:p>
          </table:table-cell>
          <table:table-cell office:value-type="string" calcext:value-type="string">
            <text:p>Ambush, Flying, Hero, Tough(3) </text:p>
          </table:table-cell>
          <table:table-cell office:value-type="string" calcext:value-type="string">
            <text:p>A, B, I 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formula="of:=[.I2]/[.H2] - 1" office:value-type="percentage" office:value="0.316666666666667" calcext:value-type="percentage">
            <text:p>31,67 %</text:p>
          </table:table-cell>
        </table:table-row>
        <table:table-row table:style-name="ro1">
          <table:table-cell office:value-type="string" calcext:value-type="string">
            <text:p>Grunt Capt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lse Rifle (30”, A1, AP(1)), Ritual Dagger (A3) </text:p>
          </table:table-cell>
          <table:table-cell office:value-type="string" calcext:value-type="string">
            <text:p>Hero, Tough(3), Volley Fire </text:p>
          </table:table-cell>
          <table:table-cell office:value-type="string" calcext:value-type="string">
            <text:p>B 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formula="of:=[.I3]/[.H3] - 1" office:value-type="percentage" office:value="-0.235294117647059" calcext:value-type="percentage">
            <text:p>-23,53 %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red Spear (A3) </text:p>
          </table:table-cell>
          <table:table-cell office:value-type="string" calcext:value-type="string">
            <text:p>Hero, Inspiring, Tough(3) </text:p>
          </table:table-cell>
          <table:table-cell office:value-type="string" calcext:value-type="string">
            <text:p>C 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formula="of:=[.I4]/[.H4] - 1" office:value-type="percentage" office:value="-0.323076923076923" calcext:value-type="percentage">
            <text:p>-32,31 %</text:p>
          </table:table-cell>
        </table:table-row>
        <table:table-row table:style-name="ro1">
          <table:table-cell office:value-type="string" calcext:value-type="string">
            <text:p>Grunt Squ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lse Shotguns (12”, A2, AP(1)) </text:p>
          </table:table-cell>
          <table:table-cell office:value-type="string" calcext:value-type="string">
            <text:p>Good Shot </text:p>
          </table:table-cell>
          <table:table-cell office:value-type="string" calcext:value-type="string">
            <text:p>B, D 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[.I5]/[.H5] - 1" office:value-type="percentage" office:value="-0.125" calcext:value-type="percentage">
            <text:p>-12,50 %</text:p>
          </table:table-cell>
        </table:table-row>
        <table:table-row table:style-name="ro1">
          <table:table-cell office:value-type="string" calcext:value-type="string">
            <text:p>Spotter Squ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lse Carbines (18”, A2, AP(1)), Spotting Lasers </text:p>
          </table:table-cell>
          <table:table-cell office:value-type="string" calcext:value-type="string">
            <text:p>Good Shot, Scout </text:p>
          </table:table-cell>
          <table:table-cell office:value-type="string" calcext:value-type="string">
            <text:p>B, E 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table:formula="of:=[.I6]/[.H6] - 1" office:value-type="percentage" office:value="-0.621621621621622" calcext:value-type="percentage">
            <text:p>-62,16 %</text:p>
          </table:table-cell>
        </table:table-row>
        <table:table-row table:style-name="ro1">
          <table:table-cell office:value-type="string" calcext:value-type="string">
            <text:p>Stealth Suit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atling Carbines (18”, A4, AP(1)) </text:p>
          </table:table-cell>
          <table:table-cell office:value-type="string" calcext:value-type="string">
            <text:p>Ambush, Good Shot, Scout, Stealth </text:p>
          </table:table-cell>
          <table:table-cell office:value-type="string" calcext:value-type="string">
            <text:p>B, G 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table:formula="of:=[.I7]/[.H7] - 1" office:value-type="percentage" office:value="0.0434782608695652" calcext:value-type="percentage">
            <text:p>4,35 %</text:p>
          </table:table-cell>
        </table:table-row>
        <table:table-row table:style-name="ro1">
          <table:table-cell office:value-type="string" calcext:value-type="string">
            <text:p>Battle Sui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t Fists (A2, AP(1)) </text:p>
          </table:table-cell>
          <table:table-cell office:value-type="string" calcext:value-type="string">
            <text:p>Ambush, Flying, Tough(3) </text:p>
          </table:table-cell>
          <table:table-cell office:value-type="string" calcext:value-type="string">
            <text:p>A, B, J </text:p>
          </table:table-cell>
          <table:table-cell office:value-type="float" office:value="115" calcext:value-type="float">
            <text:p>115</text:p>
          </table:table-cell>
          <table:table-cell office:value-type="float" office:value="174" calcext:value-type="float">
            <text:p>174</text:p>
          </table:table-cell>
          <table:table-cell table:formula="of:=[.I8]/[.H8] - 1" office:value-type="percentage" office:value="0.513043478260869" calcext:value-type="percentage">
            <text:p>51,30 %</text:p>
          </table:table-cell>
        </table:table-row>
        <table:table-row table:style-name="ro1">
          <table:table-cell office:value-type="string" calcext:value-type="string">
            <text:p>Sniper Dron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lse Rifles (30”, A1, AP(1)) </text:p>
          </table:table-cell>
          <table:table-cell office:value-type="string" calcext:value-type="string">
            <text:p>Ambush, Flying, Good Shot </text:p>
          </table:table-cell>
          <table:table-cell office:value-type="string" calcext:value-type="string">
            <text:p>F 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[.I9]/[.H9] - 1" office:value-type="percentage" office:value="-0.345454545454545" calcext:value-type="percentage">
            <text:p>-34,55 %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ked Pulse Carbines (18”,A2,AP(1)) </text:p>
          </table:table-cell>
          <table:table-cell office:value-type="string" calcext:value-type="string">
            <text:p>Ambush, Flying, Good Shot </text:p>
          </table:table-cell>
          <table:table-cell office:value-type="string" calcext:value-type="string">
            <text:p>- 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formula="of:=[.I10]/[.H10] - 1" office:value-type="percentage" office:value="-0.208333333333333" calcext:value-type="percentage">
            <text:p>-20,83 %</text:p>
          </table:table-cell>
        </table:table-row>
        <table:table-row table:style-name="ro1">
          <table:table-cell office:value-type="string" calcext:value-type="string">
            <text:p>Jackal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ult Rifles (24”, A1) </text:p>
          </table:table-cell>
          <table:table-cell office:value-type="string" calcext:value-type="string">
            <text:p>Scout, Strider </text:p>
          </table:table-cell>
          <table:table-cell office:value-type="string" calcext:value-type="string">
            <text:p>H 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I11]/[.H11] - 1" office:value-type="percentage" office:value="-0.583333333333333" calcext:value-type="percentage">
            <text:p>-58,33 %</text:p>
          </table:table-cell>
        </table:table-row>
        <table:table-row table:style-name="ro1">
          <table:table-cell office:value-type="string" calcext:value-type="string">
            <text:p>Jackal Houn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ws (A3) </text:p>
          </table:table-cell>
          <table:table-cell office:value-type="string" calcext:value-type="string">
            <text:p>Fast, Scout, Strider </text:p>
          </table:table-cell>
          <table:table-cell office:value-type="string" calcext:value-type="string">
            <text:p>- 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[.I12]/[.H12] - 1" office:value-type="percentage" office:value="-0.214285714285714" calcext:value-type="percentage">
            <text:p>-21,43 %</text:p>
          </table:table-cell>
        </table:table-row>
        <table:table-row table:style-name="ro1">
          <table:table-cell office:value-type="string" calcext:value-type="string">
            <text:p>Jackal Beast Rider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cannons (48”, A2, AP(3)) </text:p>
          </table:table-cell>
          <table:table-cell office:value-type="string" calcext:value-type="string">
            <text:p>Scout, Strider, Tough(3) </text:p>
          </table:table-cell>
          <table:table-cell office:value-type="string" calcext:value-type="string">
            <text:p>- </text:p>
          </table:table-cell>
          <table:table-cell office:value-type="float" office:value="180" calcext:value-type="float">
            <text:p>180</text:p>
          </table:table-cell>
          <table:table-cell office:value-type="float" office:value="126" calcext:value-type="float">
            <text:p>126</text:p>
          </table:table-cell>
          <table:table-cell table:formula="of:=[.I13]/[.H13] - 1" office:value-type="percentage" office:value="-0.3" calcext:value-type="percentage">
            <text:p>-30,00 %</text:p>
          </table:table-cell>
        </table:table-row>
        <table:table-row table:style-name="ro1">
          <table:table-cell office:value-type="string" calcext:value-type="string">
            <text:p>Locus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on Carbines (18”, A1, AP(1)) </text:p>
          </table:table-cell>
          <table:table-cell office:value-type="string" calcext:value-type="string">
            <text:p>Ambush, Flying </text:p>
          </table:table-cell>
          <table:table-cell office:value-type="string" calcext:value-type="string">
            <text:p>- 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table:formula="of:=[.I14]/[.H14] - 1" office:value-type="percentage" office:value="-0.608695652173913" calcext:value-type="percentage">
            <text:p>-60,87 %</text:p>
          </table:table-cell>
        </table:table-row>
      </table:table>
      <table:table table:name="Tao_vehicle" table:style-name="ta1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Name [size] 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Qua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Equipment </text:p>
          </table:table-cell>
          <table:table-cell office:value-type="string" calcext:value-type="string">
            <text:p>Special Rules 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ew cost</text:p>
          </table:table-cell>
          <table:table-cell table:style-name="Default" office:value-type="string" calcext:value-type="string">
            <text:p>cost change</text:p>
          </table:table-cell>
        </table:table-row>
        <table:table-row table:style-name="ro1">
          <table:table-cell office:value-type="string" calcext:value-type="string">
            <text:p>Hover Transp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tling Carbine (18”, A4, AP(1)),2x Linked Pulse Carbines (18”, A2, AP(1))</text:p>
          </table:table-cell>
          <table:table-cell office:value-type="string" calcext:value-type="string">
            <text:p>Fast, Strider, Tough(3), Transport(11), Vehicle</text:p>
          </table:table-cell>
          <table:table-cell office:value-type="string" calcext:value-type="string">
            <text:p>A, B, C 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formula="of:=[.I2]/[.H2] - 1" office:value-type="percentage" office:value="0.0769230769230769" calcext:value-type="percentage">
            <text:p>7,69 %</text:p>
          </table:table-cell>
        </table:table-row>
        <table:table-row table:style-name="ro1">
          <table:table-cell office:value-type="string" calcext:value-type="string">
            <text:p>Hover Ta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lgun (48”, A1, AP(6), Deadly),2x Linked Pulse Carbines (18”, A2, AP(1))</text:p>
          </table:table-cell>
          <table:table-cell office:value-type="string" calcext:value-type="string">
            <text:p>Fast, Strider, Tough(6), Vehicle</text:p>
          </table:table-cell>
          <table:table-cell office:value-type="string" calcext:value-type="string">
            <text:p>A, B, C, D </text:p>
          </table:table-cell>
          <table:table-cell office:value-type="float" office:value="240" calcext:value-type="float">
            <text:p>240</text:p>
          </table:table-cell>
          <table:table-cell office:value-type="float" office:value="289" calcext:value-type="float">
            <text:p>289</text:p>
          </table:table-cell>
          <table:table-cell table:formula="of:=[.I3]/[.H3] - 1" office:value-type="percentage" office:value="0.204166666666667" calcext:value-type="percentage">
            <text:p>20,42 %</text:p>
          </table:table-cell>
        </table:table-row>
        <table:table-row table:style-name="ro1">
          <table:table-cell office:value-type="string" calcext:value-type="string">
            <text:p>Hover Attack Bi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tling Carbine (18”, A4, AP(1)),2x Linked Pulse Carbines (18”, A2, AP(1))</text:p>
          </table:table-cell>
          <table:table-cell office:value-type="string" calcext:value-type="string">
            <text:p>Fast, Strider, Tough(3), Vehicle</text:p>
          </table:table-cell>
          <table:table-cell office:value-type="string" calcext:value-type="string">
            <text:p>B, C, E 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table:formula="of:=[.I4]/[.H4] - 1" office:value-type="percentage" office:value="0.171428571428571" calcext:value-type="percentage">
            <text:p>17,14 %</text:p>
          </table:table-cell>
        </table:table-row>
        <table:table-row table:style-name="ro1">
          <table:table-cell office:value-type="string" calcext:value-type="string">
            <text:p>Heavy Stealth Su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avy Suit Fists (A3, AP(2)),Linked Flamethrower (12”, A6),Ion Carbine (18”, A1, AP(3), Blast(3))</text:p>
          </table:table-cell>
          <table:table-cell office:value-type="string" calcext:value-type="string">
            <text:p>Ambush, Flying, Tough(3), Stealth, Vehicle</text:p>
          </table:table-cell>
          <table:table-cell office:value-type="string" calcext:value-type="string">
            <text:p>F 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table:formula="of:=[.I5]/[.H5] - 1" office:value-type="percentage" office:value="0.207407407407407" calcext:value-type="percentage">
            <text:p>20,74 %</text:p>
          </table:table-cell>
        </table:table-row>
        <table:table-row table:style-name="ro1">
          <table:table-cell office:value-type="string" calcext:value-type="string">
            <text:p>Heavy Battle Su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it Fists (A2, AP(1)),Linked Plasma Rifle (24”, A1, AP(3)),Linked Heavy Rail Rifle (48”, A1, AP(4), Deadly)</text:p>
          </table:table-cell>
          <table:table-cell office:value-type="string" calcext:value-type="string">
            <text:p>Tough(3), Vehicle </text:p>
          </table:table-cell>
          <table:table-cell office:value-type="string" calcext:value-type="string">
            <text:p>B, G 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table:formula="of:=[.I6]/[.H6] - 1" office:value-type="percentage" office:value="-0.205714285714286" calcext:value-type="percentage">
            <text:p>-20,57 %</text:p>
          </table:table-cell>
        </table:table-row>
        <table:table-row table:style-name="ro1">
          <table:table-cell office:value-type="string" calcext:value-type="string">
            <text:p>Razor Figh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tling Carbine (18”, A4, AP(1)),Ion Tailgun (30”, A1, AP(3), Blast(6))</text:p>
          </table:table-cell>
          <table:table-cell office:value-type="string" calcext:value-type="string">
            <text:p>Flyer, Tough(3), Vehicle </text:p>
          </table:table-cell>
          <table:table-cell office:value-type="string" calcext:value-type="string">
            <text:p>B, H 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table:formula="of:=[.I7]/[.H7] - 1" office:value-type="percentage" office:value="-0.187878787878788" calcext:value-type="percentage">
            <text:p>-18,79 %</text:p>
          </table:table-cell>
        </table:table-row>
        <table:table-row table:style-name="ro1">
          <table:table-cell office:value-type="string" calcext:value-type="string">
            <text:p>Sun Bomb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le Pod (36”, A2, AP(3)),Pulse Bombs (6”, A1, AP(1), Blast(6)),2x Linked Ion Rifle (30”, A1, AP(3), Blast(3))</text:p>
          </table:table-cell>
          <table:table-cell office:value-type="string" calcext:value-type="string">
            <text:p>Flyer, Tough(3), Vehicle </text:p>
          </table:table-cell>
          <table:table-cell office:value-type="string" calcext:value-type="string">
            <text:p>B, I </text:p>
          </table:table-cell>
          <table:table-cell office:value-type="float" office:value="235" calcext:value-type="float">
            <text:p>235</text:p>
          </table:table-cell>
          <table:table-cell office:value-type="float" office:value="174" calcext:value-type="float">
            <text:p>174</text:p>
          </table:table-cell>
          <table:table-cell table:formula="of:=[.I8]/[.H8] - 1" office:value-type="percentage" office:value="-0.259574468085106" calcext:value-type="percentage">
            <text:p>-25,96 %</text:p>
          </table:table-cell>
        </table:table-row>
        <table:table-row table:style-name="ro1">
          <table:table-cell office:value-type="string" calcext:value-type="string">
            <text:p>Tide Tit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tan Stomp (A3, AP(2)),Linked Plasma Rifle (24”, A1, AP(3)),Heavy Gatling Carbine (36”, A8, AP(2))</text:p>
          </table:table-cell>
          <table:table-cell office:value-type="string" calcext:value-type="string">
            <text:p>Titan, Tough(6), Vehicle </text:p>
          </table:table-cell>
          <table:table-cell office:value-type="string" calcext:value-type="string">
            <text:p>J </text:p>
          </table:table-cell>
          <table:table-cell office:value-type="float" office:value="365" calcext:value-type="float">
            <text:p>365</text:p>
          </table:table-cell>
          <table:table-cell office:value-type="float" office:value="330" calcext:value-type="float">
            <text:p>330</text:p>
          </table:table-cell>
          <table:table-cell table:formula="of:=[.I9]/[.H9] - 1" office:value-type="percentage" office:value="-0.0958904109589042" calcext:value-type="percentage">
            <text:p>-9,59 %</text:p>
          </table:table-cell>
        </table:table-row>
        <table:table-row table:style-name="ro1">
          <table:table-cell office:value-type="string" calcext:value-type="string">
            <text:p>Surge Tit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an Stomp (A3, AP(2)),Linked Flamethrower (12”, A6),Cluster Rockets (48”, A14, AP(1)),Pulse Cannon (24”, A2, AP(6), Blast(3)),Linked Smart Missiles (30”, A4, AP(1), Indirect),4x Destroyer Missiles (48”, A1, AP(4), Deadly, Limited)</text:p>
          </table:table-cell>
          <table:table-cell office:value-type="string" calcext:value-type="string">
            <text:p>Titan, Tough(9), Vehicle </text:p>
          </table:table-cell>
          <table:table-cell office:value-type="string" calcext:value-type="string">
            <text:p>K </text:p>
          </table:table-cell>
          <table:table-cell office:value-type="float" office:value="795" calcext:value-type="float">
            <text:p>795</text:p>
          </table:table-cell>
          <table:table-cell office:value-type="float" office:value="648" calcext:value-type="float">
            <text:p>648</text:p>
          </table:table-cell>
          <table:table-cell table:formula="of:=[.I10]/[.H10] - 1" office:value-type="percentage" office:value="-0.184905660377358" calcext:value-type="percentage">
            <text:p>-18,49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00:20:42.331160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3:38:20.760256</meta:creation-date>
    <dc:date>2017-09-29T00:20:50.504225362</dc:date>
    <meta:generator>LibreOffice/5.3.6.1$Linux_X86_64 LibreOffice_project/30m0$Build-1</meta:generator>
    <meta:editing-cycles>3</meta:editing-cycles>
    <meta:editing-duration>PT3M17S</meta:editing-duration>
    <meta:document-statistic meta:table-count="2" meta:cell-count="240" meta:object-count="0"/>
  </office:meta>
</office:document-meta>
</file>